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<text:placeholder text:placeholder-type="text">&lt;o.other_charges&gt;</text:placeholder>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6:16:32</dc:date>
    <meta:editing-duration>PT15H39M58S</meta:editing-duration>
    <meta:editing-cycles>31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467" meta:non-whitespace-character-count="2098"/>
  </office:meta>
</office:document-meta>
</file>